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100002000000000A0000000A6361AF2587162F7F.gif" manifest:media-type="image/gif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15.53pt" svg:height="515.31pt" svg:x="303.62pt" svg:y="46.66pt">
            <draw:object draw:notify-on-update-of-ranges="Sheet1.B3:Sheet1.B3 Sheet1.B4:Sheet1.B104 Sheet1.C3:Sheet1.C3 Sheet1.C4:Sheet1.C10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office:value-type="string" calcext:value-type="string">
            <text:p>Wiper pos</text:p>
          </table:table-cell>
          <table:table-cell office:value-type="string" calcext:value-type="string">
            <text:p>R (Kohm)</text:p>
          </table:table-cell>
          <table:table-cell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style-name="Default" office:value-type="float" office:value="110.8" calcext:value-type="float">
            <text:p>110.8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09.7" calcext:value-type="float">
            <text:p>109.7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08.5" calcext:value-type="float">
            <text:p>108.5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07.4" calcext:value-type="float">
            <text:p>107.4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06.3" calcext:value-type="float">
            <text:p>106.3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05.2" calcext:value-type="float">
            <text:p>105.2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02.9" calcext:value-type="float">
            <text:p>102.9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01.8" calcext:value-type="float">
            <text:p>101.8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00.7" calcext:value-type="float">
            <text:p>100.7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99.5" calcext:value-type="float">
            <text:p>99.5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98.4" calcext:value-type="float">
            <text:p>98.4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97.3" calcext:value-type="float">
            <text:p>97.3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96.3" calcext:value-type="float">
            <text:p>96.3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93.9" calcext:value-type="float">
            <text:p>93.9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92.8" calcext:value-type="float">
            <text:p>92.8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91.7" calcext:value-type="float">
            <text:p>91.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0.6" calcext:value-type="float">
            <text:p>90.6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89.4" calcext:value-type="float">
            <text:p>89.4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87.2" calcext:value-type="float">
            <text:p>87.2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86.1" calcext:value-type="float">
            <text:p>86.1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85.1" calcext:value-type="float">
            <text:p>85.1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83.8" calcext:value-type="float">
            <text:p>83.8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82.7" calcext:value-type="float">
            <text:p>82.7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81.7" calcext:value-type="float">
            <text:p>81.7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80.5" calcext:value-type="float">
            <text:p>80.5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79.4" calcext:value-type="float">
            <text:p>79.4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78.2" calcext:value-type="float">
            <text:p>78.2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77.1" calcext:value-type="float">
            <text:p>77.1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76" calcext:value-type="float">
            <text:p>76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73.8" calcext:value-type="float">
            <text:p>73.8</text:p>
          </table:table-cell>
          <table:table-cell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72.6" calcext:value-type="float">
            <text:p>72.6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71.5" calcext:value-type="float">
            <text:p>71.5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70.4" calcext:value-type="float">
            <text:p>70.4</text:p>
          </table:table-cell>
          <table:table-cell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69.3" calcext:value-type="float">
            <text:p>69.3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68.1" calcext:value-type="float">
            <text:p>68.1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65.9" calcext:value-type="float">
            <text:p>65.9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64.8" calcext:value-type="float">
            <text:p>64.8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style-name="Default" office:value-type="float" office:value="63.6" calcext:value-type="float">
            <text:p>63.6</text:p>
          </table:table-cell>
          <table:table-cell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62.5" calcext:value-type="float">
            <text:p>62.5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61.4" calcext:value-type="float">
            <text:p>61.4</text:p>
          </table:table-cell>
          <table:table-cell office:value-type="float" office:value="60.3" calcext:value-type="float">
            <text:p>60.3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60.3" calcext:value-type="float">
            <text:p>60.3</text:p>
          </table:table-cell>
          <table:table-cell office:value-type="float" office:value="59.21" calcext:value-type="float">
            <text:p>59.21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59.2" calcext:value-type="float">
            <text:p>59.2</text:p>
          </table:table-cell>
          <table:table-cell office:value-type="float" office:value="58.09" calcext:value-type="float">
            <text:p>58.09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58.1" calcext:value-type="float">
            <text:p>58.1</text:p>
          </table:table-cell>
          <table:table-cell office:value-type="float" office:value="56.96" calcext:value-type="float">
            <text:p>56.9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56.96" calcext:value-type="float">
            <text:p>56.96</text:p>
          </table:table-cell>
          <table:table-cell office:value-type="float" office:value="55.85" calcext:value-type="float">
            <text:p>55.8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55.84" calcext:value-type="float">
            <text:p>55.84</text:p>
          </table:table-cell>
          <table:table-cell office:value-type="float" office:value="54.73" calcext:value-type="float">
            <text:p>54.73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54.73" calcext:value-type="float">
            <text:p>54.73</text:p>
          </table:table-cell>
          <table:table-cell office:value-type="float" office:value="53.62" calcext:value-type="float">
            <text:p>53.62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53.62" calcext:value-type="float">
            <text:p>53.62</text:p>
          </table:table-cell>
          <table:table-cell office:value-type="float" office:value="52.51" calcext:value-type="float">
            <text:p>52.51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52.5" calcext:value-type="float">
            <text:p>52.5</text:p>
          </table:table-cell>
          <table:table-cell office:value-type="float" office:value="51.39" calcext:value-type="float">
            <text:p>51.3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51.38" calcext:value-type="float">
            <text:p>51.38</text:p>
          </table:table-cell>
          <table:table-cell office:value-type="float" office:value="50.27" calcext:value-type="float">
            <text:p>50.27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50.26" calcext:value-type="float">
            <text:p>50.26</text:p>
          </table:table-cell>
          <table:table-cell office:value-type="float" office:value="49.16" calcext:value-type="float">
            <text:p>49.1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49.15" calcext:value-type="float">
            <text:p>49.15</text:p>
          </table:table-cell>
          <table:table-cell office:value-type="float" office:value="48.04" calcext:value-type="float">
            <text:p>48.04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48.04" calcext:value-type="float">
            <text:p>48.04</text:p>
          </table:table-cell>
          <table:table-cell office:value-type="float" office:value="46.93" calcext:value-type="float">
            <text:p>46.93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46.92" calcext:value-type="float">
            <text:p>46.92</text:p>
          </table:table-cell>
          <table:table-cell office:value-type="float" office:value="45.81" calcext:value-type="float">
            <text:p>45.81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45.81" calcext:value-type="float">
            <text:p>45.81</text:p>
          </table:table-cell>
          <table:table-cell office:value-type="float" office:value="44.69" calcext:value-type="float">
            <text:p>44.69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44.48" calcext:value-type="float">
            <text:p>44.48</text:p>
          </table:table-cell>
          <table:table-cell office:value-type="float" office:value="43.58" calcext:value-type="float">
            <text:p>43.58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43.57" calcext:value-type="float">
            <text:p>43.57</text:p>
          </table:table-cell>
          <table:table-cell office:value-type="float" office:value="42.47" calcext:value-type="float">
            <text:p>42.47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42.46" calcext:value-type="float">
            <text:p>42.46</text:p>
          </table:table-cell>
          <table:table-cell office:value-type="float" office:value="41.35" calcext:value-type="float">
            <text:p>41.3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41.35" calcext:value-type="float">
            <text:p>41.35</text:p>
          </table:table-cell>
          <table:table-cell office:value-type="float" office:value="40.23" calcext:value-type="float">
            <text:p>40.23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40.23" calcext:value-type="float">
            <text:p>40.23</text:p>
          </table:table-cell>
          <table:table-cell office:value-type="float" office:value="39.12" calcext:value-type="float">
            <text:p>39.1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9.11" calcext:value-type="float">
            <text:p>39.11</text:p>
          </table:table-cell>
          <table:table-cell office:value-type="float" office:value="37.99" calcext:value-type="float">
            <text:p>37.9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7.99" calcext:value-type="float">
            <text:p>37.99</text:p>
          </table:table-cell>
          <table:table-cell office:value-type="float" office:value="36.89" calcext:value-type="float">
            <text:p>36.89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6.88" calcext:value-type="float">
            <text:p>36.88</text:p>
          </table:table-cell>
          <table:table-cell office:value-type="float" office:value="35.76" calcext:value-type="float">
            <text:p>35.76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5.77" calcext:value-type="float">
            <text:p>35.77</text:p>
          </table:table-cell>
          <table:table-cell office:value-type="float" office:value="34.65" calcext:value-type="float">
            <text:p>34.65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4.65" calcext:value-type="float">
            <text:p>34.65</text:p>
          </table:table-cell>
          <table:table-cell office:value-type="float" office:value="33.54" calcext:value-type="float">
            <text:p>33.54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3.54" calcext:value-type="float">
            <text:p>33.54</text:p>
          </table:table-cell>
          <table:table-cell office:value-type="float" office:value="32.42" calcext:value-type="float">
            <text:p>32.42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2.42" calcext:value-type="float">
            <text:p>32.42</text:p>
          </table:table-cell>
          <table:table-cell office:value-type="float" office:value="31.29" calcext:value-type="float">
            <text:p>31.29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1.29" calcext:value-type="float">
            <text:p>31.29</text:p>
          </table:table-cell>
          <table:table-cell office:value-type="float" office:value="30.17" calcext:value-type="float">
            <text:p>30.17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0.17" calcext:value-type="float">
            <text:p>30.17</text:p>
          </table:table-cell>
          <table:table-cell office:value-type="float" office:value="29.05" calcext:value-type="float">
            <text:p>29.05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9.05" calcext:value-type="float">
            <text:p>29.05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27.94" calcext:value-type="float">
            <text:p>27.94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6.82" calcext:value-type="float">
            <text:p>26.82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5.7" calcext:value-type="float">
            <text:p>25.7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4.58" calcext:value-type="float">
            <text:p>24.58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3.47" calcext:value-type="float">
            <text:p>23.47</text:p>
          </table:table-cell>
          <table:table-cell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2.34" calcext:value-type="float">
            <text:p>22.34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1.23" calcext:value-type="float">
            <text:p>21.23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0.11" calcext:value-type="float">
            <text:p>20.11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8.99" calcext:value-type="float">
            <text:p>18.99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7.87" calcext:value-type="float">
            <text:p>17.87</text:p>
          </table:table-cell>
          <table:table-cell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6.76" calcext:value-type="float">
            <text:p>16.76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5.64" calcext:value-type="float">
            <text:p>15.64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4.53" calcext:value-type="float">
            <text:p>14.5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3.41" calcext:value-type="float">
            <text:p>13.41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2.3" calcext:value-type="float">
            <text:p>12.3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1.18" calcext:value-type="float">
            <text:p>11.18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0.06" calcext:value-type="float">
            <text:p>10.06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.94" calcext:value-type="float">
            <text:p>8.94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7.83" calcext:value-type="float">
            <text:p>7.83</text:p>
          </table:table-cell>
          <table:table-cell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6.71" calcext:value-type="float">
            <text:p>6.71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5.596" calcext:value-type="float">
            <text:p>5.596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.479" calcext:value-type="float">
            <text:p>4.479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3.362" calcext:value-type="float">
            <text:p>3.362</text:p>
          </table:table-cell>
          <table:table-cell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2.25" calcext:value-type="float">
            <text:p>2.25</text:p>
          </table:table-cell>
          <table:table-cell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.14" calcext:value-type="float">
            <text:p>1.14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.318" calcext:value-type="float">
            <text:p>0.318</text:p>
          </table:table-cell>
          <table:table-cell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1:51:47.483865488</meta:creation-date>
    <dc:date>2019-10-09T22:11:55.479450410</dc:date>
    <meta:editing-duration>PT8M35S</meta:editing-duration>
    <meta:editing-cycles>3</meta:editing-cycles>
    <meta:generator>LibreOffice/6.0.7.3$Linux_X86_64 LibreOffice_project/00m0$Build-3</meta:generator>
    <meta:document-statistic meta:table-count="1" meta:cell-count="23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1">
      <number:number number:decimal-places="6" loext:min-decimal-places="6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100002000000000A0000000A6361AF2587162F7F.gif"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image" chart:symbol-width="0.265cm" chart:symbol-height="0.265cm" chart:link-data-style-to-source="true">
        <chart:symbol-image xlink:href="Pictures/100002000000000A0000000A6361AF2587162F7F.gif"/>
      </style:chart-properties>
      <style:graphic-properties svg:stroke-width="0.051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ed1c24"/>
    </style:style>
    <style:style style:name="ch9" style:family="chart" style:data-style-name="N121">
      <style:graphic-properties draw:fill="solid" draw:fill-color="#ffffff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299cm" svg:height="18.18cm" xlink:href=".." xlink:type="simple" chart:class="chart:scatter" chart:style-name="ch1">
        <chart:legend svg:x="26.632cm" svg:y="0.826cm" style:legend-expansion="custom" chartooo:width="3.586cm" chartooo:height="1.44cm" style:legend-expansion-aspect-ratio="2.49027777777778" chart:style-name="ch2"/>
        <chart:plot-area chart:style-name="ch3" table:cell-range-address="Sheet1.B3:Sheet1.C104" chart:data-source-has-labels="row" svg:x="0.645cm" svg:y="0.363cm" svg:width="31.009cm" svg:height="17.454cm">
          <chartooo:coordinate-region svg:x="1.266cm" svg:y="0.562cm" svg:width="29.922cm" svg:height="16.608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C4:Sheet1.C104" chart:label-cell-address="Sheet1.C3:Sheet1.C3" chart:class="chart:scatter">
            <chart:domain table:cell-range-address="Sheet1.B4:Sheet1.B104"/>
            <chart:regression-curve chart:style-name="ch8">
              <chart:equation chart:display-equation="true" chart:display-r-square="true" svg:x="24.681cm" svg:y="11.135cm" chart:style-name="ch9"/>
            </chart:regression-curve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R (Kohm)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4:Sheet1.B104</svg:desc>
                </draw:g>
              </table:table-cell>
              <table:table-cell office:value-type="float" office:value="110.8">
                <text:p>110.8</text:p>
                <draw:g>
                  <svg:desc>Sheet1.C4:Sheet1.C10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09.7">
                <text:p>109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08.5">
                <text:p>10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07.4">
                <text:p>107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06.3">
                <text:p>106.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05.2">
                <text:p>105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02.9">
                <text:p>10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01.8">
                <text:p>101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00.7">
                <text:p>100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9.5">
                <text:p>9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98.4">
                <text:p>98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7.3">
                <text:p>97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96.3">
                <text:p>96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93.9">
                <text:p>93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92.8">
                <text:p>92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91.7">
                <text:p>9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90.6">
                <text:p>90.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88.3">
                <text:p>88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87.2">
                <text:p>87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86.1">
                <text:p>86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85.1">
                <text:p>85.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83.8">
                <text:p>83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82.7">
                <text:p>82.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80.5">
                <text:p>80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79.4">
                <text:p>79.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77.1">
                <text:p>77.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71.5">
                <text:p>71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70.4">
                <text:p>70.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69.3">
                <text:p>6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68.1">
                <text:p>68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65.9">
                <text:p>65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64.8">
                <text:p>64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3.6">
                <text:p>63.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62.5">
                <text:p>6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61.4">
                <text:p>61.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60.3">
                <text:p>60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9.2">
                <text:p>59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8.1">
                <text:p>58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56.96">
                <text:p>56.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5.84">
                <text:p>55.8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4.73">
                <text:p>54.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3.62">
                <text:p>53.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2.5">
                <text:p>52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1.38">
                <text:p>51.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0.26">
                <text:p>50.2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49.15">
                <text:p>49.1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8.04">
                <text:p>48.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46.92">
                <text:p>46.9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45.81">
                <text:p>45.8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43.57">
                <text:p>43.5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42.46">
                <text:p>42.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41.35">
                <text:p>41.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0.23">
                <text:p>40.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9.11">
                <text:p>39.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7.99">
                <text:p>37.9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36.88">
                <text:p>36.8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4.65">
                <text:p>34.6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33.54">
                <text:p>33.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2.42">
                <text:p>32.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1.29">
                <text:p>31.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0.17">
                <text:p>30.1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29.05">
                <text:p>29.0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27.94">
                <text:p>27.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26.82">
                <text:p>26.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25.7">
                <text:p>25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24.58">
                <text:p>24.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23.47">
                <text:p>23.4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2.34">
                <text:p>22.3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21.23">
                <text:p>21.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20.11">
                <text:p>20.1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18.99">
                <text:p>18.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17.87">
                <text:p>17.8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16.76">
                <text:p>16.7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15.64">
                <text:p>15.6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14.53">
                <text:p>14.5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13.41">
                <text:p>13.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12.3">
                <text:p>12.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11.18">
                <text:p>11.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0.06">
                <text:p>10.0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8.94">
                <text:p>8.9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.71">
                <text:p>6.7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5.596">
                <text:p>5.59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.479">
                <text:p>4.47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3.362">
                <text:p>3.3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0.318">
                <text:p>0.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